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b3b3b3" fo:padding-top="-0.025cm" fo:padding-bottom="-0.025cm" fo:padding-left="-0.025cm" fo:padding-right="-0.025cm"/>
    </style:style>
    <style:style style:name="gr2" style:family="graphic" style:parent-style-name="standard">
      <style:graphic-properties draw:stroke="none" svg:stroke-width="0.1cm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4" style:family="graphic" style:parent-style-name="standard">
      <style:graphic-properties draw:stroke="none" svg:stroke-width="0.1cm"/>
    </style:style>
    <style:style style:name="gr5" style:family="graphic" style:parent-style-name="standard">
      <style:graphic-properties svg:stroke-width="0.025cm" draw:fill-color="#ffffff" fo:padding-top="-0.037cm" fo:padding-bottom="-0.037cm" fo:padding-left="-0.037cm" fo:padding-right="-0.037cm"/>
    </style:style>
    <style:style style:name="gr6" style:family="graphic" style:parent-style-name="standard">
      <style:graphic-properties draw:stroke="none" draw:fill="none" draw:textarea-horizontal-align="center" draw:textarea-vertical-align="middle" draw:auto-grow-width="true" fo:min-height="0.992cm" fo:min-width="1.653cm"/>
    </style:style>
  </office:automatic-styles>
  <office:body>
    <office:drawing>
      <draw:page draw:name="page1" draw:style-name="dp1" draw:master-page-name="Default">
        <draw:g>
          <draw:glue-point draw:id="4" svg:x="0cm" svg:y="-0.124cm"/>
          <draw:glue-point draw:id="5" svg:x="0cm" svg:y="-2.562cm"/>
          <draw:rect draw:style-name="gr1" draw:layer="layout" svg:width="0.992cm" svg:height="0.744cm" svg:x="0.331cm" svg:y="0cm">
            <text:p/>
          </draw:rect>
          <draw:rect draw:style-name="gr2" draw:layer="layout" svg:width="0.777cm" svg:height="0.512cm" svg:x="0.438cm" svg:y="0.107cm">
            <text:p/>
          </draw:rect>
          <draw:circle draw:style-name="gr3" draw:layer="layout" svg:width="0.423cm" svg:height="0.423cm" svg:x="0.615cm" svg:y="0.16cm">
            <text:p/>
          </draw:circle>
          <draw:polygon draw:style-name="gr4" draw:layer="layout" svg:width="0.063cm" svg:height="0.063cm" svg:x="0.795cm" svg:y="0.16cm" svg:viewBox="0 0 64 64" draw:points="32,0 0,64 64,64">
            <text:p/>
          </draw:polygon>
          <draw:polygon draw:style-name="gr4" draw:layer="layout" svg:width="0.063cm" svg:height="0.063cm" svg:x="0.795cm" svg:y="0.52cm" svg:viewBox="0 0 64 64" draw:points="32,64 0,0 64,0">
            <text:p/>
          </draw:polygon>
          <draw:polygon draw:style-name="gr4" draw:layer="layout" svg:width="0.063cm" svg:height="0.063cm" svg:x="0.975cm" svg:y="0.34cm" svg:viewBox="0 0 64 64" draw:points="64,32 0,0 0,64">
            <text:p/>
          </draw:polygon>
          <draw:polygon draw:style-name="gr4" draw:layer="layout" svg:width="0.063cm" svg:height="0.063cm" svg:x="0.763cm" svg:y="0.34cm" svg:viewBox="0 0 64 64" draw:points="64,32 0,64 0,0">
            <text:p/>
          </draw:polygon>
          <draw:path draw:style-name="gr3" draw:layer="layout" svg:width="0.423cm" svg:height="0.423cm" svg:x="0.615cm" svg:y="0.16cm" svg:viewBox="0 0 424 424" svg:d="m0 195h424m-196-195v424">
            <text:p/>
          </draw:path>
          <draw:polygon draw:style-name="gr1" draw:layer="layout" svg:width="0.51cm" svg:height="0.116cm" svg:x="0.465cm" svg:y="0.744cm" svg:viewBox="0 0 511 117" draw:points="0,0 511,0 511,117 0,117">
            <text:p/>
          </draw:polygon>
          <draw:polygon draw:style-name="gr1" draw:layer="layout" svg:width="0.248cm" svg:height="0.116cm" svg:x="0.975cm" svg:y="0.744cm" svg:viewBox="0 0 249 117" draw:points="35,0 249,0 213,117 0,117">
            <text:p/>
          </draw:polygon>
          <draw:rect draw:style-name="gr5" draw:layer="layout" svg:width="0.046cm" svg:height="0.046cm" svg:x="1.01cm" svg:y="0.779cm">
            <text:p/>
          </draw:rect>
          <draw:polygon draw:style-name="gr1" draw:layer="layout" svg:width="0.397cm" svg:height="0.116cm" svg:x="0.628cm" svg:y="0.86cm" svg:viewBox="0 0 398 117" draw:points="99,0 298,0 298,58 398,58 398,117 0,117 0,58 99,58">
            <text:p/>
          </draw:polygon>
          <draw:frame draw:style-name="gr6" draw:layer="layout" svg:width="1.653cm" svg:height="1.025cm" svg:x="0cm" svg:y="0.99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Replication Server Manager</dc:title>
    <meta:creation-date>2011-02-07T17:09:24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